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9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3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4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6" style:family="paragraph" style:parent-style-name="Standard" style:list-style-name="L1">
      <style:text-properties officeooo:paragraph-rsid="00173ea2"/>
    </style:style>
    <style:style style:name="P17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18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19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20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P21" style:family="paragraph" style:parent-style-name="Standard" style:list-style-name="L1">
      <style:text-properties fo:font-size="12pt" officeooo:rsid="00191b67" officeooo:paragraph-rsid="00191b67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7405" style:font-weight-asian="bold" style:font-weight-complex="bold"/>
    </style:style>
    <style:style style:name="T7" style:family="text">
      <style:text-properties fo:font-weight="bold" officeooo:rsid="0017d03c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e1a36"/>
    </style:style>
    <style:style style:name="T10" style:family="text">
      <style:text-properties officeooo:rsid="000e7405"/>
    </style:style>
    <style:style style:name="T11" style:family="text">
      <style:text-properties officeooo:rsid="001287df"/>
    </style:style>
    <style:style style:name="T12" style:family="text">
      <style:text-properties officeooo:rsid="00173ea2"/>
    </style:style>
    <style:style style:name="T13" style:family="text">
      <style:text-properties officeooo:rsid="0017b8e8"/>
    </style:style>
    <style:style style:name="T14" style:family="text">
      <style:text-properties officeooo:rsid="0017d03c"/>
    </style:style>
    <style:style style:name="T15" style:family="text">
      <style:text-properties officeooo:rsid="001a8797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0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0">ΕΛΛΗΝΙΚΗ ΔΗΜΟΚΡΑΤΙΑ</text:p>
            <text:p text:style-name="P13"/>
            <text:p text:style-name="P10">ΥΠΟΥΡΓΕΙΟ ΠΑΙΔΕΙΑΣ</text:p>
            <text:p text:style-name="P10">ΕΡΕΥΝΑΣ ΚΑΙ ΘΡΗΣΚΕΥΜΑΤΩΝ</text:p>
            <text:p text:style-name="P10">ΠΕΡΙΦΕΡΕΙΑΚΗ Δ/ΝΣΗ Π/ΘΜΙΑΣ</text:p>
            <text:p text:style-name="P10">ΚΑΙ Δ/ΘΜΙΑΣ ΕΚΠ/ΣΗΣ ΚΡΗΤΗΣ</text:p>
            <text:p text:style-name="P10"/>
            <text:p text:style-name="P10">Δ/ΝΣΗ Δ/ΘΜΙΑΣ ΕΚΠ/ΣΗΣ Ν.ΗΡΑΚΛΕΙΟΥ</text:p>
            <text:p text:style-name="P10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4">ΜΟΙΡΕΣ <text:s/>____/<text:span text:style-name="T1">____/________</text:span></text:p>
            <text:p text:style-name="P14"/>
            <text:p text:style-name="P14">Aριθμός πρωτοκόλλου: ______</text:p>
          </table:table-cell>
        </table:table-row>
        <table:table-row>
          <table:table-cell table:style-name="Πίνακας1.A1" office:value-type="string">
            <text:p text:style-name="P12"><text:span text:style-name="T1">Μοίρες, Δήμος Φαιστού, </text:span>τ.κ. 70400</text:p>
            <text:p text:style-name="P11">τηλ. 2892023416, φαξ 2892022100</text:p>
            <text:p text:style-name="P9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5">mail@1epal-moiron.ira.sch.gr</text:p>
          </table:table-cell>
          <table:table-cell table:style-name="Πίνακας1.B2" office:value-type="string">
            <text:p text:style-name="P14">Αρίθμ. Απόφασης ____/________</text:p>
          </table:table-cell>
        </table:table-row>
      </table:table>
      <text:p text:style-name="P1"/>
      <text:p text:style-name="P3"><text:span text:style-name="T5">Θέμα</text:span>: <text:span text:style-name="T8">Χορήγηση </text:span><text:span text:style-name="T9">αναρρωτικής</text:span><text:span text:style-name="T8"> άδειας απουσίας</text:span></text:p>
      <text:p text:style-name="P2"/>
      <text:p text:style-name="P5">Έχοντας υπόψη </text:p>
      <text:p text:style-name="P5"/>
      <text:list xml:id="list3756362809" text:style-name="L1">
        <text:list-item>
          <text:p text:style-name="P17">Τις διατάξεις των άρθρων 2, 48 και 49 του Ν.3528/07 (ΦΕΚ 26/9.2.2007 τ.Α)</text:p>
        </text:list-item>
        <text:list-item>
          <text:p text:style-name="P18">Την με αρίθμ. <text:span text:style-name="T10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6"><text:span text:style-name="T4">Την με αριθ</text:span>μ. <text:span text:style-name="T12">Πρωτ. </text:span>Φ.351.5/43/67822/Δ1 –<text:span text:style-name="T13"> 5-5-2014</text:span> <text:span text:style-name="T13">εγκύκλιο του Υπουργείου Παιδείας και Θρησκευμάτων.</text:span></text:p>
        </text:list-item>
        <text:list-item>
          <text:p text:style-name="P17">Την από <text:span text:style-name="T6">[DATE_OF_REQUEST]</text:span> και με αριθμ. <text:span text:style-name="T14">π</text:span>ρωτ. <text:span text:style-name="T6">[PROTOCOL_OF_REQUEST]</text:span> αίτηση <text:span text:style-name="T11">[TOY]</text:span> <text:span text:style-name="T6">[LAST_NAME]</text:span> <text:span text:style-name="T6">[FIRST_NAME]</text:span> του <text:span text:style-name="T6">[FATHER_NAME_GEN]</text:span>, εκπαιδευτικού λειτουργού κλάδου <text:span text:style-name="T6">[SPECIALTY]</text:span>. <text:s/></text:p>
        </text:list-item>
        <text:list-item>
          <text:p text:style-name="P21">Την από .... <text:span text:style-name="T15">γνωμάτευση ...</text:span></text:p>
        </text:list-item>
      </text:list>
      <text:p text:style-name="P2"/>
      <text:p text:style-name="P4">ΑΠΟΦΑΣΙΖΟΥΜΕ</text:p>
      <text:p text:style-name="P2"/>
      <text:p text:style-name="P5">Χορηγούμε <text:span text:style-name="T10">[STON]</text:span> <text:span text:style-name="T6">[LAST_NAME_</text:span><text:span text:style-name="T7">AIT</text:span><text:span text:style-name="T6">]</text:span> <text:span text:style-name="T6">[FIRST_NAME_</text:span><text:span text:style-name="T7">AIT</text:span><text:span text:style-name="T6">]</text:span> του <text:span text:style-name="T6">[FATHER_NAME_GEN]</text:span> εκπαιδευτικού κλάδου <text:span text:style-name="T6">[SPECIALTY]</text:span> του <text:span text:style-name="T7">[SCHOOL_GEN]</text:span>, <text:span text:style-name="T6">[DAYS_DURATION]</text:span> ΚΑΝΟΝΙΚΗ άδεια απουσίας με αποδοχές από <text:span text:style-name="T6">[STARTING_DATE]</text:span> έως και <text:span text:style-name="T6">[ENDING_DATE]</text:span> για τους λόγους που αναφέρονται στην αίτησή <text:span text:style-name="T10">[TOY]</text:span>. 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4152220380" text:style-name="L2">
              <text:list-item>
                <text:p text:style-name="P19">Στο φάκελο του/της εκπ/κού που τηρείται στη σχ. μονάδα</text:p>
              </text:list-item>
              <text:list-item>
                <text:p text:style-name="P19">Δ/νση Δ/θμιας Εκπ/σης</text:p>
              </text:list-item>
              <text:list-item>
                <text:p text:style-name="P19">Ενδιαφερόμενο/η</text:p>
              </text:list-item>
              <text:list-item>
                <text:p text:style-name="P20">Εξερχόμενα</text:p>
              </text:list-item>
              <text:list-item>
                <text:p text:style-name="P20">Καταχώρηση Myschool</text:p>
              </text:list-item>
            </text:list>
          </table:table-cell>
          <table:table-cell table:style-name="Πίνακας2.B2" office:value-type="string">
            <text:p text:style-name="P8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0-11T07:25:29.706398132</dc:date>
    <dc:creator>Ιωάννης Χαριτάκης</dc:creator>
    <meta:editing-duration>PT27M26S</meta:editing-duration>
    <meta:editing-cycles>10</meta:editing-cycles>
    <meta:generator>LibreOffice/5.3.6.1$Linux_X86_64 LibreOffice_project/30m0$Build-1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3" meta:word-count="174" meta:character-count="1441" meta:non-whitespace-character-count="1298"/>
  </office:meta>
</office:document-meta>
</file>